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2cm" fo:margin-left="0cm" fo:margin-right="0.03cm" table:align="margins"/>
    </style:style>
    <style:style style:name="Tableau1.A" style:family="table-column">
      <style:table-column-properties style:column-width="12.294cm" style:rel-column-width="47470*"/>
    </style:style>
    <style:style style:name="Tableau1.B" style:family="table-column">
      <style:table-column-properties style:column-width="4.678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72cm" fo:margin-left="0cm" fo:margin-right="0.03cm" table:align="margins"/>
    </style:style>
    <style:style style:name="Tableau2.A" style:family="table-column">
      <style:table-column-properties style:column-width="12.294cm" style:rel-column-width="47470*"/>
    </style:style>
    <style:style style:name="Tableau2.B" style:family="table-column">
      <style:table-column-properties style:column-width="4.678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xml:id="list6469384352434821948" text:style-name="L1">
        <text:list-item>
          <text:p text:style-name="P16">%=remLineWhenBlank(LETTRE_PUCE1_A)=%</text:p>
        </text:list-item>
        <text:list-item>
          <text:p text:style-name="P16">%=remLineWhenBlank(LETTRE_PUCE1_B)=%</text:p>
        </text:list-item>
        <text:list-item>
          <text:p text:style-name="P16">%=remLineWhenBlank(LETTRE_PUCE1_C)=%</text:p>
        </text:list-item>
        <text:list-item>
          <text:p text:style-name="P16">%=remLineWhenBlank(LETTRE_PUCE1_D)=%</text:p>
        </text:list-item>
      </text:list>
      <text:p text:style-name="P12"/>
      <text:p text:style-name="P2">%=LETTRE_PARA4=%</text:p>
      <text:list xml:id="list3052884148357187415" text:style-name="L2">
        <text:list-item>
          <text:p text:style-name="P17">%=remLineWhenBlank(LETTRE_PUCE2_A)=%</text:p>
        </text:list-item>
        <text:list-item>
          <text:p text:style-name="P17">%=remLineWhenBlank(LETTRE_PUCE2_B)=%</text:p>
        </text:list-item>
        <text:list-item>
          <text:p text:style-name="P17">%=remLineWhenBlank(LETTRE_PUCE2_C)=%</text:p>
        </text:list-item>
        <text:list-item>
          <text:p text:style-name="P17">%=remLineWhenBlank(LETTRE_PUCE2_D)=%</text:p>
        </text:list-item>
      </text:list>
      <text:p text:style-name="P13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3"/>
      <text:p text:style-name="P9">%=<text:span text:style-name="T3">remLineWhenBlank(</text:span>LETTRE_PARA6,1)=%<text:span text:style-name="T5">%=LETTRE_PARA6_BOX=%</text:span>%=LETTRE_PARA6_SUITE1=%<text:span text:style-name="T5">%=LETTRE_PARA6_BOX=%</text:span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%=remLineWhenBlank(LETTRE_PARA7,1)=%</text:p>
          </table:table-cell>
          <table:table-cell table:style-name="Tableau1.A1" office:value-type="string">
            <text:p text:style-name="P10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%=remLineWhenBlank(LETTRE_PARA8,1)=%</text:p>
          </table:table-cell>
          <table:table-cell table:style-name="Tableau2.A1" office:value-type="string">
            <text:p text:style-name="P10">%=remLineWhenBlank(LETTRE_PARA8_SUITE1,1)=%</text:p>
          </table:table-cell>
        </table:table-row>
      </table:table>
      <text:p text:style-name="P13"/>
      <text:p text:style-name="P9">%=remLineWhenBlank(LETTRE_PARA9,1)=%</text:p>
      <text:p text:style-name="P9"/>
      <text:p text:style-name="P9">%=remLineWhenBlank(LETTRE_PARA10,1)=%</text:p>
      <text:p text:style-name="P9"/>
      <text:p text:style-name="P9">%=remLineWhenBlank(LETTRE_PARA11,1)=%</text:p>
      <text:p text:style-name="P2"/>
      <text:p text:style-name="P14">%#include <text:s/>signatures/standard#%</text:p>
      <text:p text:style-name="P14"/>
      <text:p text:style-name="P14">%=pushToEnd()=%</text:p>
      <text:p text:style-name="P15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8:38.09</dc:date>
    <meta:print-date>2008-11-18T12:45:06</meta:print-date>
    <meta:editing-cycles>263</meta:editing-cycles>
    <meta:editing-duration>PT18H5M26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